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2.135cm" fo:min-width="3.946cm"/>
    </style:style>
    <style:style style:name="gr2" style:family="graphic" style:parent-style-name="standard">
      <style:graphic-properties draw:fill="solid" draw:fill-color="#ffde59" draw:textarea-horizontal-align="justify" draw:textarea-vertical-align="middle" draw:auto-grow-height="false" fo:min-height="1.02cm" fo:min-width="3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22cm" fo:min-width="0.408cm"/>
    </style:style>
    <style:style style:name="gr6" style:family="graphic" style:parent-style-name="standard">
      <style:graphic-properties draw:textarea-horizontal-align="justify" draw:textarea-vertical-align="middle" draw:auto-grow-height="false" fo:min-height="2.587cm" fo:min-width="0.4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42cm" fo:min-width="1.0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77bc65"/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text-outline="true" fo:font-size="12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text-outline="tru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45cm" svg:height="2.384cm" svg:x="9.081cm" svg:y="3.89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445cm" svg:height="1.27cm" svg:x="1.461cm" svg:y="6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27cm" svg:x="1.461cm" svg:y="2.7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673cm" svg:x="1.461cm" svg:y="2.937cm">
          <draw:text-box>
            <text:p>Environment</text:p>
          </draw:text-box>
        </draw:frame>
        <draw:frame draw:style-name="gr3" draw:text-style-name="P3" draw:layer="layout" svg:width="5.715cm" svg:height="1.673cm" svg:x="1.461cm" svg:y="6.314cm">
          <draw:text-box>
            <text:p>Microbiome</text:p>
          </draw:text-box>
        </draw:frame>
        <draw:frame draw:style-name="gr4" draw:text-style-name="P3" draw:layer="layout" svg:width="5.715cm" svg:height="2.384cm" svg:x="9.081cm" svg:y="3.838cm">
          <draw:text-box>
            <text:p>Rate of</text:p>
            <text:p>Ecosystem Function</text:p>
          </draw:text-box>
        </draw:frame>
        <draw:custom-shape draw:style-name="gr5" draw:text-style-name="P4" draw:layer="layout" svg:width="1.815cm" svg:height="3.167cm" draw:transform="rotate (1.58423536203525) translate (5.882cm 4.734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1.873cm" svg:height="3.242cm" draw:transform="rotate (1.58249003278326) translate (5.884cm 7.3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175cm" svg:height="2.117cm" draw:transform="rotate (-0.00226892802759273) translate (5.845cm 5.852cm)">
          <draw:text-box>
            <text:p><text:span text:style-name="T1">Microbiome</text:span></text:p>
            <text:p><text:span text:style-name="T1">Variation</text:span></text:p>
          </draw:text-box>
        </draw:frame>
        <draw:frame draw:style-name="gr8" draw:text-style-name="P5" draw:layer="layout" svg:width="3.275cm" svg:height="1.977cm" draw:transform="rotate (-0.00855211333477282) translate (5.715cm 3.222cm)">
          <draw:text-box>
            <text:p><text:span text:style-name="T1">Environmental</text:span></text:p>
            <text:p><text:span text:style-name="T1">Variation</text:span></text:p>
          </draw:text-box>
        </draw:frame>
        <draw:custom-shape draw:style-name="gr9" draw:text-style-name="P4" draw:layer="layout" svg:width="1.932cm" svg:height="3.782cm" draw:transform="rotate (-1.59331107414562) translate (5.702cm 4.15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5.715cm" svg:height="1.673cm" svg:x="2.447cm" svg:y="4.273cm">
          <draw:text-box>
            <text:p><text:span text:style-name="T1">Microbiome-</text:span></text:p>
            <text:p><text:span text:style-name="T1">Environment</text:span></text:p>
            <text:p><text:span text:style-name="T1">Covariatio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6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2cm" fo:margin-bottom="0cm" fo:text-indent="0cm"/>
      <style:text-properties fo:font-size="1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7cm" fo:margin-bottom="0cm" fo:text-indent="0cm"/>
      <style:text-properties fo:font-size="10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74cm" svg:x="1cm" svg:y="3.085cm"/>
      <draw:page-thumbnail draw:layer="backgroundobjects" svg:width="8.999cm" svg:height="6.374cm" svg:x="1cm" svg:y="11.661cm"/>
      <draw:page-thumbnail draw:layer="backgroundobjects" svg:width="8.999cm" svg:height="6.374cm" svg:x="1cm" svg:y="20.237cm"/>
      <draw:page-thumbnail draw:layer="backgroundobjects" svg:width="8.999cm" svg:height="6.374cm" svg:x="11cm" svg:y="3.085cm"/>
      <draw:page-thumbnail draw:layer="backgroundobjects" svg:width="8.999cm" svg:height="6.374cm" svg:x="11cm" svg:y="11.661cm"/>
      <draw:page-thumbnail draw:layer="backgroundobjects" svg:width="8.999cm" svg:height="6.374cm" svg:x="11cm" svg:y="20.237cm"/>
    </style:handout-master>
    <style:master-page style:name="Default" style:page-layout-name="PM1" draw:style-name="Mdp1">
      <draw:frame presentation:style-name="Default-title" draw:layer="backgroundobjects" svg:width="11.543cm" svg:height="1.42cm" svg:x="1.632cm" svg:y="1.33cm" presentation:class="title" presentation:placeholder="true">
        <draw:text-box/>
      </draw:frame>
      <draw:frame presentation:style-name="Default-outline1" draw:layer="backgroundobjects" svg:width="11.543cm" svg:height="4.934cm" svg:x="1.632cm" svg:y="2.981cm" presentation:class="outline" presentation:placeholder="true">
        <draw:text-box/>
      </draw:frame>
      <draw:frame presentation:style-name="Mpr1" draw:text-style-name="MP2" draw:layer="backgroundobjects" svg:width="2.988cm" svg:height="0.586cm" svg:x="1.632cm" svg:y="8.7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65cm" svg:height="0.586cm" svg:x="5.377cm" svg:y="8.7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8cm" svg:height="0.586cm" svg:x="10.187cm" svg:y="8.7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9:25:49.652847390</meta:creation-date>
    <dc:date>2022-12-15T13:36:08.020711233</dc:date>
    <meta:editing-duration>PT13M57S</meta:editing-duration>
    <meta:editing-cycles>4</meta:editing-cycles>
    <meta:generator>LibreOffice/7.0.4.2$Linux_X86_64 LibreOffice_project/00$Build-2</meta:generator>
    <meta:document-statistic meta:object-count="35"/>
  </office:meta>
</office:document-meta>
</file>